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57mm"/>
    </style:style>
    <style:style style:name="co2" style:family="table-column">
      <style:table-column-properties fo:break-before="auto" style:column-width="12.33mm"/>
    </style:style>
    <style:style style:name="co3" style:family="table-column">
      <style:table-column-properties fo:break-before="auto" style:column-width="29.28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97.0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24.75mm"/>
    </style:style>
    <style:style style:name="co8" style:family="table-column">
      <style:table-column-properties fo:break-before="auto" style:column-width="11.52mm"/>
    </style:style>
    <style:style style:name="co9" style:family="table-column">
      <style:table-column-properties fo:break-before="auto" style:column-width="103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  <style:text-properties fo:color="#000000"/>
    </style:style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PM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Regra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Ob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MD – Multithreading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 </text:p>
          </table:table-cell>
          <table:table-cell table:formula="of:=COUNTIF([.C3:.C12]; &quot;&lt;&gt;''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2"/>
          <table:table-cell office:value-type="string" calcext:value-type="string">
            <text:p>Exact:</text:p>
          </table:table-cell>
          <table:table-cell table:formula="of:=COUNTIF([.C3:.C12]; &quot;=exact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2"/>
          <table:table-cell office:value-type="string" calcext:value-type="string">
            <text:p>Partial:</text:p>
          </table:table-cell>
          <table:table-cell table:formula="of:=COUNTIF([.C3:.C12]; &quot;=partial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2"/>
          <table:table-cell office:value-type="string" calcext:value-type="string">
            <text:p>Difficult:</text:p>
          </table:table-cell>
          <table:table-cell table:formula="of:=COUNTIF([.C3:.C12]; &quot;=difficult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ThreadSafeSingletonRu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/>
          <table:table-cell office:value-type="string" calcext:value-type="string">
            <text:p>Ainda não é suportado o uso de result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ynchronizedStaticDateFormatterRul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PMD – Performance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 </text:p>
          </table:table-cell>
          <table:table-cell table:formula="of:=COUNTIF([.C15:.C44]; &quot;&lt;&gt;''&quot;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2"/>
          <table:table-cell office:value-type="string" calcext:value-type="string">
            <text:p>Exact:</text:p>
          </table:table-cell>
          <table:table-cell table:formula="of:=COUNTIF([.C15:.C44]; &quot;=exact&quot;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StringLengthFilter</text:p>
          </table:table-cell>
          <table:table-cell office:value-type="string" calcext:value-type="string">
            <text:p>Partial:</text:p>
          </table:table-cell>
          <table:table-cell table:formula="of:=COUNTIF([.C15:.C44]; &quot;=partial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table:number-columns-repeated="2"/>
          <table:table-cell office:value-type="string" calcext:value-type="string">
            <text:p>Difficult:</text:p>
          </table:table-cell>
          <table:table-cell table:formula="of:=COUNTIF([.C15:.C44]; &quot;=difficult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**Verificar se pode usar Fi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**Verificar se pode usar Fi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/>
          <table:table-cell office:value-type="string" calcext:value-type="string">
            <text:p>** Formalizar VarDeclarator,Assig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plifyStartsWith</text:p>
          </table:table-cell>
          <table:table-cell/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*Revisar Method Chai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PMD – Error Prone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 </text:p>
          </table:table-cell>
          <table:table-cell table:formula="of:=COUNTIF([.C47:.C143]; &quot;&lt;&gt;''&quot;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/>
          <table:table-cell office:value-type="string" calcext:value-type="string">
            <text:p>Exact:</text:p>
          </table:table-cell>
          <table:table-cell table:formula="of:=COUNTIF([.C47:.C143]; &quot;=exact&quot;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/>
          <table:table-cell office:value-type="string" calcext:value-type="string">
            <text:p>Partial:</text:p>
          </table:table-cell>
          <table:table-cell table:formula="of:=COUNTIF([.C47:.C143]; &quot;=partial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/>
          <table:table-cell office:value-type="string" calcext:value-type="string">
            <text:p>Difficult:</text:p>
          </table:table-cell>
          <table:table-cell table:formula="of:=COUNTIF([.C47:.C143]; &quot;=difficult&quot;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High (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High (2)</text:p>
          </table:table-cell>
          <table:table-cell office:value-type="string" calcext:value-type="string">
            <text:p>* Posição do stat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Contar qtd de mat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High (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High (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High (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Identificar quando uma classe é b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High (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Posição do stat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Posição do stat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Genér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Array ainda não foi formaliz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High 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Low (5)</text:p>
          </table:table-cell>
          <table:table-cell office:value-type="string" calcext:value-type="string">
            <text:p>* Posição do stat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High (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Genér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Low (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Low (4)</text:p>
          </table:table-cell>
          <table:table-cell office:value-type="string" calcext:value-type="string">
            <text:p>* Importe não foi formaliz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sNull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High 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Importe não foi formaliz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Low (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alidSlf4jMessageForma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Low (5)</text:p>
          </table:table-cell>
          <table:table-cell office:value-type="string" calcext:value-type="string">
            <text:p>* Análise de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Análise de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gerIsNotStaticFinal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Ordem das instruç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Ordem das instruç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Garantir que todos os construtores atendam uma condi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High (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Ordem das instruç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High (1)</text:p>
          </table:table-cell>
          <table:table-cell office:value-type="string" calcext:value-type="string">
            <text:p>* Vetor ainda não foi formaliz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Genér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High (2)</text:p>
          </table:table-cell>
          <table:table-cell office:value-type="string" calcext:value-type="string">
            <text:p>* Genér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Low (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High (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Análise de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Análise de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office:value-type="string" calcext:value-type="string">
            <text:p>* Ordem das instruç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string" calcext:value-type="string">
            <text:p>xpath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Medium (3)</text:p>
          </table:table-cell>
          <table:table-cell table:number-columns-repeated="3"/>
        </table:table-row>
      </table:table>
      <table:table table:name="SeiCert" table:style-name="ta1"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Rules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Ob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ule 06 – Methods (MET)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</text:p>
          </table:table-cell>
          <table:table-cell table:formula="of:=COUNTIF( [.C3:.C16];&quot;&lt;&gt;&quot;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ET00-J. Validate method argumen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fficult:</text:p>
          </table:table-cell>
          <table:table-cell table:formula="of:=COUNTIF( [.C3:.C16];&quot;=difficult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ET01-J. Never use assertions to validate method argumen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ibir que os métodos utilizem assert</text:p>
          </table:table-cell>
          <table:table-cell office:value-type="string" calcext:value-type="string">
            <text:p>Partial:</text:p>
          </table:table-cell>
          <table:table-cell table:formula="of:=COUNTIF( [.C3:.C16];&quot;=partial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02-J. Do not use deprecated or obsolete classes or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act:</text:p>
          </table:table-cell>
          <table:table-cell table:formula="of:=COUNTIF( [.C3:.C16];&quot;=exact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T03-J. Methods that perform a security check must be declared private or fin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04-J. Do not increase the accessibility of overridden or hidden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05-J. Ensure that constructors do not call overridable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06-J. Do not invoke overridable methods in clone(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07-J. Never declare a class method that hides a method declared in a superclass or superinterf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08-J. Preserve the equality contract when overriding the equals() meth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09-J. Classes that define an equals() method must also define a hashCode() meth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10-J. Follow the general contract when implementing the compareTo() meth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11-J. Ensure that keys used in comparison operations are immu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12-J. Do not use finaliz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13-J. Do not assume that reassigning method arguments modifies the calling environment</text:p>
          </table:table-cell>
          <table:table-cell table:number-columns-repeated="3"/>
          <table:table-cell office:value-type="string" calcext:value-type="string">
            <text:p>not availabl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ule 05. Object Orientation (OBJ)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</text:p>
          </table:table-cell>
          <table:table-cell table:formula="of:=COUNTIF( [.C19:.C32];&quot;&lt;&gt;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BJ01-J. Limit accessibility of fiel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fficult:</text:p>
          </table:table-cell>
          <table:table-cell table:formula="of:=COUNTIF( [.C19:.C32];&quot;=difficult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BJ02-J. Preserve dependencies in subclasses when changing superclass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ra muito básica e genérica</text:p>
          </table:table-cell>
          <table:table-cell office:value-type="string" calcext:value-type="string">
            <text:p>Partial:</text:p>
          </table:table-cell>
          <table:table-cell table:formula="of:=COUNTIF( [.C19:.C32];&quot;=partial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J03-J. Prevent heap pollu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er formalização de ComplexType</text:p>
          </table:table-cell>
          <table:table-cell office:value-type="string" calcext:value-type="string">
            <text:p>Exact:</text:p>
          </table:table-cell>
          <table:table-cell table:formula="of:=COUNTIF( [.C19:.C32];&quot;=exact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BJ04-J. Provide mutable classes with copy functionality to safely allow passing instances to untrusted co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05-J. Do not return references to private mutable class memb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06-J. Defensively copy mutable inputs and mutable internal components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07-J. Sensitive classes must not let themselves be copi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rentanto, não se sabe qual class é sensiti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08-J. Do not expose private members of an outer class from within a nested cl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ifica se existe alguma nestedclass públ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09-J. Compare classes and not class nam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10-J. Do not use public static nonfinal fiel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11-J. Be wary of letting constructors throw excep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J12-J. Respect object-based annotations</text:p>
          </table:table-cell>
          <table:table-cell table:number-columns-repeated="3"/>
          <table:table-cell office:value-type="string" calcext:value-type="string">
            <text:p>not 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13-J. Ensure that references to mutable objects are not expos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14-J. Do not use an object that has been freed.</text:p>
          </table:table-cell>
          <table:table-cell table:number-columns-repeated="3"/>
          <table:table-cell office:value-type="string" calcext:value-type="string">
            <text:p>not availabl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ule 10. Thread APIs (THI)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</text:p>
          </table:table-cell>
          <table:table-cell table:formula="of:=COUNTIF( [.C35:.C40];&quot;&lt;&gt;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I00-J. Do not invoke Thread.run(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fficult:</text:p>
          </table:table-cell>
          <table:table-cell table:formula="of:=COUNTIF( [.C35:.C40];&quot;=difficult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01-J. Do not invoke ThreadGroup metho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rtial:</text:p>
          </table:table-cell>
          <table:table-cell table:formula="of:=COUNTIF( [.C35:.C40];&quot;=partial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02-J. Notify all waiting threads rather than a single threa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act:</text:p>
          </table:table-cell>
          <table:table-cell table:formula="of:=COUNTIF( [.C35:.C40];&quot;=exact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I03-J. Always invoke wait() and await() methods inside a lo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04-J. Ensure that threads performing blocking operations can be termina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05-J. Do not use Thread.stop() to terminate thread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ule 10. Thread Pools (TPS)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</text:p>
          </table:table-cell>
          <table:table-cell table:formula="of:=COUNTIF( [.C43:.C47];&quot;&lt;&gt;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PS00-J. Use thread pools to enable graceful degradation of service during traffic burs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fficult:</text:p>
          </table:table-cell>
          <table:table-cell table:formula="of:=COUNTIF( [.C43:.C47];&quot;=difficult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PS01-J. Do not execute interdependent tasks in a bounded thread po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rtial:</text:p>
          </table:table-cell>
          <table:table-cell table:formula="of:=COUNTIF( [.C43:.C47];&quot;=partial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PS02-J. Ensure that tasks submitted to a thread pool are interrupt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ar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act:</text:p>
          </table:table-cell>
          <table:table-cell table:formula="of:=COUNTIF( [.C43:.C47];&quot;=exact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PS03-J. Ensure that tasks executing in a thread pool do not fail silentl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S04-J. Ensure ThreadLocal variables are reinitialized when using thread pool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ule 00. Input Validation and Data Sanitization (IDS)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</text:p>
          </table:table-cell>
          <table:table-cell table:formula="of:=COUNTIF( [.C50:.C65];&quot;&lt;&gt;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DS00-J. Prevent SQL injec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fficult:</text:p>
          </table:table-cell>
          <table:table-cell table:formula="of:=COUNTIF( [.C50:.C65];&quot;=difficult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DS01-J. Normalize strings before validating the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Validação é genérica, Fluxo de dados</text:p>
          </table:table-cell>
          <table:table-cell office:value-type="string" calcext:value-type="string">
            <text:p>Partial:</text:p>
          </table:table-cell>
          <table:table-cell table:formula="of:=COUNTIF( [.C50:.C65];&quot;=partial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S02-J. Canonicalize path names before validating them</text:p>
          </table:table-cell>
          <table:table-cell table:number-columns-repeated="3"/>
          <table:table-cell office:value-type="string" calcext:value-type="string">
            <text:p>* Deprecated</text:p>
          </table:table-cell>
          <table:table-cell office:value-type="string" calcext:value-type="string">
            <text:p>Exact:</text:p>
          </table:table-cell>
          <table:table-cell table:formula="of:=COUNTIF( [.C50:.C65];&quot;=exact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S03-J. Do not log unsanitized user inpu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 Precisa de verificagem de flu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04-J. Safely extract files from ZipInputStrea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 Muito Genér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05-J. Use a safe subset of ASCII for file and path names</text:p>
          </table:table-cell>
          <table:table-cell table:number-columns-repeated="3"/>
          <table:table-cell office:value-type="string" calcext:value-type="string">
            <text:p>* Deprec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06-J. Exclude unsanitized user input from format string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 Muito Genér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07-J. Sanitize untrusted data passed to the Runtime.exec() metho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Fluxo de dados e valid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08-J. Sanitize untrusted data included in a regular expres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 Fluxo de dados e valid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09-J. Specify an appropriate locale when comparing locale-dependent data</text:p>
          </table:table-cell>
          <table:table-cell table:number-columns-repeated="3"/>
          <table:table-cell office:value-type="string" calcext:value-type="string">
            <text:p>* Deprec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10-J. Don't form strings containing partial characters</text:p>
          </table:table-cell>
          <table:table-cell table:number-columns-repeated="3"/>
          <table:table-cell office:value-type="string" calcext:value-type="string">
            <text:p>* Deprec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11-J. Perform any string modifications before valid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 Fluxo de dados e validaç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13-J. Use compatible character encodings on both sides of file or network IO</text:p>
          </table:table-cell>
          <table:table-cell table:number-columns-repeated="3"/>
          <table:table-cell office:value-type="string" calcext:value-type="string">
            <text:p>* Deprec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15-J. Do not allow sensitive information to leak outside a trust boundary</text:p>
          </table:table-cell>
          <table:table-cell table:number-columns-repeated="3"/>
          <table:table-cell office:value-type="string" calcext:value-type="string">
            <text:p>* Deprec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16-J. Prevent XML Injection</text:p>
          </table:table-cell>
          <table:table-cell table:number-columns-repeated="3"/>
          <table:table-cell office:value-type="string" calcext:value-type="string">
            <text:p>* St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S17-J. Prevent XML External Entity Attack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 Genéric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ule 01. Declarations and Initialization (DCL)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</text:p>
          </table:table-cell>
          <table:table-cell table:formula="of:=COUNTIF( [.C68:.C70];&quot;&lt;&gt;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CL00-J. Prevent class initialization cycl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 Fluxo de dados</text:p>
          </table:table-cell>
          <table:table-cell office:value-type="string" calcext:value-type="string">
            <text:p>Difficult:</text:p>
          </table:table-cell>
          <table:table-cell table:formula="of:=COUNTIF( [.C68:.C70];&quot;=difficult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CL01-J. Do not reuse public identifiers from the Java Standard Libra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rtial:</text:p>
          </table:table-cell>
          <table:table-cell table:formula="of:=COUNTIF( [.C68:.C70];&quot;=partial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CL02-J. Do not modify the collection's elements during an enhanced for stat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act:</text:p>
          </table:table-cell>
          <table:table-cell table:formula="of:=COUNTIF( [.C68:.C70];&quot;=exact&quot;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Rule 02. Expressions (EXP)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</text:p>
          </table:table-cell>
          <table:table-cell table:formula="of:=COUNTIF( [.C73:.C80];&quot;&lt;&gt;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P00-J. Do not ignore values returned by methods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fficult:</text:p>
          </table:table-cell>
          <table:table-cell table:formula="of:=COUNTIF( [.C73:.C80];&quot;=difficult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01-J. Do not use a null in a case where an object is requir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 Análise de condições no if</text:p>
          </table:table-cell>
          <table:table-cell office:value-type="string" calcext:value-type="string">
            <text:p>Partial:</text:p>
          </table:table-cell>
          <table:table-cell table:formula="of:=COUNTIF( [.C73:.C80];&quot;=partial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02-J. Do not use the Object.equals() method to compare two array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 Arrays não estão formalizados</text:p>
          </table:table-cell>
          <table:table-cell office:value-type="string" calcext:value-type="string">
            <text:p>Exact:</text:p>
          </table:table-cell>
          <table:table-cell table:formula="of:=COUNTIF( [.C73:.C80];&quot;=exact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03-J. Do not use the equality operators when comparing values of boxed primitiv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04-J. Do not pass arguments to certain Java Collections Framework methods that are a different type than the collection parameter 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 Classes parametrizáveis e cast ainda não foram formaliz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05-J. Do not follow a write by a subsequent write or read of the same object within an expression</text:p>
          </table:table-cell>
          <table:table-cell table:number-columns-repeated="3"/>
          <table:table-cell office:value-type="string" calcext:value-type="string">
            <text:p>* Deprec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06-J. Expressions used in assertions must not produce side effec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 Saber quando pode ocorrer side eff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07-J. Prevent loss of useful data due to weak references</text:p>
          </table:table-cell>
          <table:table-cell table:number-columns-repeated="3"/>
          <table:table-cell office:value-type="string" calcext:value-type="string">
            <text:p>* Stub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Rule 03. Numeric Types and Operations (NUM)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</text:p>
          </table:table-cell>
          <table:table-cell table:formula="of:=COUNTIF( [.C83:.C95];&quot;&lt;&gt;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UM00-J. Detect or prevent integer overflow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fficult:</text:p>
          </table:table-cell>
          <table:table-cell table:formula="of:=COUNTIF( [.C83:.C95];&quot;=difficult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UM01-J. Do not perform bitwise and arithmetic operations on the same da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rtial:</text:p>
          </table:table-cell>
          <table:table-cell table:formula="of:=COUNTIF( [.C83:.C95];&quot;=partial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02-J. Ensure that division and remainder operations do not result in divide-by-zero erro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act:</text:p>
          </table:table-cell>
          <table:table-cell table:formula="of:=COUNTIF( [.C83:.C95];&quot;=exact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UM03-J. Use integer types that can fully represent the possible range of unsigned da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04-J. Do not use floating-point numbers if precise computation is requiredIr para o final dos metadados</text:p>
          </table:table-cell>
          <table:table-cell table:number-columns-repeated="3"/>
          <table:table-cell office:value-type="string" calcext:value-type="string">
            <text:p>* Deprec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07-J. Do not attempt comparisons with N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08-J. Check floating-point inputs for exceptional valu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09-J. Do not use floating-point variables as loop count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10-J. Do not construct BigDecimal objects from floating-point litera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11-J. Do not compare or inspect the string representation of floating-point val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 Requer análise de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12-J. Ensure conversions of numeric types to narrower types do not result in lost or misinterpreted da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 Cast não formalizado, requer flu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13-J. Avoid loss of precision when converting primitive integers to floating-po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 Cast não formalizado, requer flu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14-J. Use shift operators correctl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Rule 04. Characters and Strings (STR)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</text:p>
          </table:table-cell>
          <table:table-cell table:formula="of:=COUNTIF( [.C98:.C102];&quot;&lt;&gt;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R00-J. Don't form strings containing partial characters from variable-width encoding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 Genérica</text:p>
          </table:table-cell>
          <table:table-cell office:value-type="string" calcext:value-type="string">
            <text:p>Difficult:</text:p>
          </table:table-cell>
          <table:table-cell table:formula="of:=COUNTIF( [.C98:.C102];&quot;=difficult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R01-J. Do not assume that a Java char fully represents a Unicode code po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 Requer análise do contexto</text:p>
          </table:table-cell>
          <table:table-cell office:value-type="string" calcext:value-type="string">
            <text:p>Partial:</text:p>
          </table:table-cell>
          <table:table-cell table:formula="of:=COUNTIF( [.C98:.C102];&quot;=partial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02-J. Specify an appropriate locale when comparing locale-dependent da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act:</text:p>
          </table:table-cell>
          <table:table-cell table:formula="of:=COUNTIF( [.C98:.C102];&quot;=exact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03-J. Do not encode noncharacter data as a st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 Requer análise do contex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04-J. Use compatible character encodings when communicating string data between JV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 Requer a formalização de veto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Rule 07. Exceptional Behavior (ERR)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</text:p>
          </table:table-cell>
          <table:table-cell table:formula="of:=COUNTIF( [.C105:.C114];&quot;&lt;&gt;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RR00-J. Do not suppress or ignore checked except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fficult:</text:p>
          </table:table-cell>
          <table:table-cell table:formula="of:=COUNTIF( [.C105:.C114];&quot;=difficult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RR01-J. Do not allow exceptions to expose sensitive inform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rtial:</text:p>
          </table:table-cell>
          <table:table-cell table:formula="of:=COUNTIF( [.C105:.C114];&quot;=partial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R02-J. Prevent exceptions while logging da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act:</text:p>
          </table:table-cell>
          <table:table-cell table:formula="of:=COUNTIF( [.C105:.C114];&quot;=exact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RR03-J. Restore prior object state on method failur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04-J. Do not complete abruptly from a finally bloc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05-J. Do not let checked exceptions escape from a finally bloc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06-J. Do not throw undeclared checked exception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07-J. Do not throw RuntimeException, Exception, or Throw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08-J. Do not catch NullPointerException or any of its ancestors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ac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R09-J. Do not allow untrusted code to terminate the JV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Rule 08. Visibility and Atomicity (VNA)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Total:</text:p>
          </table:table-cell>
          <table:table-cell table:formula="of:=COUNTIF( [.C117:.C122];&quot;&lt;&gt;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NA00-J. Ensure visibility when accessing shared primitive variabl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fficult:</text:p>
          </table:table-cell>
          <table:table-cell table:formula="of:=COUNTIF( [.C117:.C122];&quot;=difficult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NA01-J. Ensure visibility of shared references to immutable objec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tial:</text:p>
          </table:table-cell>
          <table:table-cell table:formula="of:=COUNTIF( [.C117:.C122];&quot;=partial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A02-J. Ensure that compound operations on shared variables are atom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act:</text:p>
          </table:table-cell>
          <table:table-cell table:formula="of:=COUNTIF( [.C117:.C122];&quot;=exact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A03-J. Do not assume that a group of calls to independently atomic methods is atom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NA04-J. Ensure that calls to chained methods are atom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NA05-J. Ensure atomicity when reading and writing 64-bit valu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icult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/00/0000</text:date>, <text:time style:data-style-name="N2" text:time-value="23:50:41.0978830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09:25:02.467588795</meta:creation-date>
    <dc:date>2019-02-13T04:31:38.400797589</dc:date>
    <meta:editing-duration>PT3H56M8S</meta:editing-duration>
    <meta:editing-cycles>15</meta:editing-cycles>
    <meta:generator>LibreOffice/6.0.6.2$Linux_X86_64 LibreOffice_project/00m0$Build-2</meta:generator>
    <meta:document-statistic meta:table-count="2" meta:cell-count="1076" meta:object-count="0"/>
  </office:meta>
</office:document-meta>
</file>